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6.2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_resultat" table:style-name="ta1">
        <table:shapes>
          <draw:frame draw:z-index="0" draw:style-name="gr1" draw:text-style-name="P1" svg:width="15.999cm" svg:height="8.999cm" svg:x="17.686cm" svg:y="0.632cm">
            <draw:object draw:notify-on-update-of-ranges="le_resultat.D7:le_resultat.D10 le_resultat.E7:le_resultat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715cm" svg:y="11.017cm">
            <draw:object draw:notify-on-update-of-ranges="le_resultat.D19:le_resultat.D19 le_resultat.E19:le_resultat.E19 le_resultat.D20:le_resultat.D20 le_resultat.E20:le_resultat.E20 le_resultat.D21:le_resultat.D21 le_resultat.E21:le_resultat.E21 le_resultat.D22:le_resultat.D22 le_resultat.E22:le_resultat.E22 le_resultat.D23:le_resultat.D23 le_resultat.E23:le_resultat.E23 le_resultat.D24:le_resultat.D24 le_resultat.E24:le_resultat.E24 le_resultat.D25:le_resultat.D25 le_resultat.E25:le_resultat.E25 le_resultat.D26:le_resultat.D26 le_resultat.E26:le_resultat.E26 le_resultat.D27:le_resultat.D27 le_resultat.E27:le_resultat.E27 le_resultat.D28:le_resultat.D28 le_resultat.E28:le_resultat.E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Camembert</text:p>
          </table:table-cell>
          <table:table-cell office:value-type="string" calcext:value-type="string">
            <text:p>idcat</text:p>
          </table:table-cell>
          <table:table-cell office:value-type="string" calcext:value-type="string">
            <text:p>nomcat</text:p>
          </table:table-cell>
          <table:table-cell office:value-type="string" calcext:value-type="string">
            <text:p>nb_objet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êtemen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tensile Cuisin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ubl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Outil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office:value-type="string" calcext:value-type="string">
            <text:p>Historigramme</text:p>
          </table:table-cell>
          <table:table-cell office:value-type="string" calcext:value-type="string">
            <text:p>idUt</text:p>
          </table:table-cell>
          <table:table-cell office:value-type="string" calcext:value-type="string">
            <text:p>pseudou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office:value-type="string" calcext:value-type="string">
            <text:p>para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office:value-type="string" calcext:value-type="string">
            <text:p>voutifon6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string" calcext:value-type="string">
            <text:p>regan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 office:value-type="string" calcext:value-type="string">
            <text:p>fykendu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kaudon40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voige85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table:number-columns-repeated="2"/>
          <table:table-cell office:value-type="float" office:value="942" calcext:value-type="float">
            <text:p>942</text:p>
          </table:table-cell>
          <table:table-cell office:value-type="string" calcext:value-type="string">
            <text:p>vonjau3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renge399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2"/>
          <table:table-cell office:value-type="float" office:value="814" calcext:value-type="float">
            <text:p>814</text:p>
          </table:table-cell>
          <table:table-cell office:value-type="string" calcext:value-type="string">
            <text:p>dyla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office:value-type="string" calcext:value-type="string">
            <text:p>genrypy</text:p>
          </table:table-cell>
          <table:table-cell office:value-type="float" office:value="345" calcext:value-type="float">
            <text:p>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8T15:17:02.655292349</dc:date>
    <meta:editing-duration>PT11M17S</meta:editing-duration>
    <meta:editing-cycles>3</meta:editing-cycles>
    <meta:generator>LibreOffice/7.3.7.2$Linux_X86_64 LibreOffice_project/30$Build-2</meta:generator>
    <meta:document-statistic meta:table-count="1" meta:cell-count="5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572cm" svg:y="0.316cm" chart:style-name="ch2">
          <text:p>Nombre de produit par rapport aux catégories en 2022</text:p>
        </chart:title>
        <chart:legend chart:legend-position="end" svg:x="12.573cm" svg:y="3.454cm" style:legend-expansion="high" chart:style-name="ch3"/>
        <chart:plot-area chart:style-name="ch4" table:cell-range-address="le_resultat.D7:le_resultat.E10" chart:data-source-has-labels="column" svg:x="0.32cm" svg:y="1.275cm" svg:width="11.933cm" svg:height="7.5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2cm" svg:y="1.468cm" svg:width="11.933cm" svg:height="7.15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e_resultat.D7:le_resultat.D1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e_resultat.E7:le_resultat.E10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Vêtement</text:p>
                <draw:g>
                  <svg:desc>le_resultat.D7:le_resultat.D10</svg:desc>
                </draw:g>
              </table:table-cell>
              <table:table-cell office:value-type="float" office:value="110">
                <text:p>110</text:p>
                <draw:g>
                  <svg:desc>le_resultat.E7:le_resultat.E10</svg:desc>
                </draw:g>
              </table:table-cell>
            </table:table-row>
            <table:table-row>
              <table:table-cell office:value-type="string">
                <text:p>Ustensile Cuisine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euble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Outil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99cm" svg:y="0.316cm" chart:style-name="ch2">
          <text:p>Top 10 des vendeurs en Janvier 2023</text:p>
        </chart:title>
        <chart:legend chart:legend-position="end" svg:x="13.578cm" svg:y="1.96cm" style:legend-expansion="high" chart:style-name="ch3"/>
        <chart:plot-area chart:style-name="ch4" table:cell-range-address="le_resultat.D19:le_resultat.E28" chart:data-source-has-labels="column" svg:x="1.331cm" svg:y="1.275cm" svg:width="11.927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138cm" svg:y="1.278cm" svg:width="11.12cm" svg:height="6.35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title svg:x="6.536cm" svg:y="8.019cm" chart:style-name="ch6">
              <text:p>Vendeurs</text:p>
            </chart:title>
          </chart:axis>
          <chart:axis chart:dimension="y" chart:name="primary-y" chart:style-name="ch7">
            <chart:title svg:x="0.451cm" svg:y="5.527cm" chart:style-name="ch8">
              <text:p>Somme en €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le_resultat.E19:le_resultat.E19" chart:label-cell-address="le_resultat.D19:le_resultat.D19" chart:class="chart:bar">
            <chart:data-point/>
          </chart:series>
          <chart:series chart:style-name="ch11" chart:values-cell-range-address="le_resultat.E20:le_resultat.E20" chart:label-cell-address="le_resultat.D20:le_resultat.D20" chart:class="chart:bar">
            <chart:data-point/>
          </chart:series>
          <chart:series chart:style-name="ch12" chart:values-cell-range-address="le_resultat.E21:le_resultat.E21" chart:label-cell-address="le_resultat.D21:le_resultat.D21" chart:class="chart:bar">
            <chart:data-point/>
          </chart:series>
          <chart:series chart:style-name="ch13" chart:values-cell-range-address="le_resultat.E22:le_resultat.E22" chart:label-cell-address="le_resultat.D22:le_resultat.D22" chart:class="chart:bar">
            <chart:data-point/>
          </chart:series>
          <chart:series chart:style-name="ch14" chart:values-cell-range-address="le_resultat.E23:le_resultat.E23" chart:label-cell-address="le_resultat.D23:le_resultat.D23" chart:class="chart:bar">
            <chart:data-point/>
          </chart:series>
          <chart:series chart:style-name="ch15" chart:values-cell-range-address="le_resultat.E24:le_resultat.E24" chart:label-cell-address="le_resultat.D24:le_resultat.D24" chart:class="chart:bar">
            <chart:data-point/>
          </chart:series>
          <chart:series chart:style-name="ch16" chart:values-cell-range-address="le_resultat.E25:le_resultat.E25" chart:label-cell-address="le_resultat.D25:le_resultat.D25" chart:class="chart:bar">
            <chart:data-point/>
          </chart:series>
          <chart:series chart:style-name="ch17" chart:values-cell-range-address="le_resultat.E26:le_resultat.E26" chart:label-cell-address="le_resultat.D26:le_resultat.D26" chart:class="chart:bar">
            <chart:data-point/>
          </chart:series>
          <chart:series chart:style-name="ch18" chart:values-cell-range-address="le_resultat.E27:le_resultat.E27" chart:label-cell-address="le_resultat.D27:le_resultat.D27" chart:class="chart:bar">
            <chart:data-point/>
          </chart:series>
          <chart:series chart:style-name="ch19" chart:values-cell-range-address="le_resultat.E28:le_resultat.E28" chart:label-cell-address="le_resultat.D28:le_resultat.D28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ara</text:p>
                <draw:g>
                  <svg:desc>le_resultat.D19:le_resultat.D19</svg:desc>
                </draw:g>
              </table:table-cell>
              <table:table-cell office:value-type="float" office:value="434">
                <text:p>434</text:p>
                <draw:g>
                  <svg:desc>le_resultat.E19:le_resultat.E19</svg:desc>
                </draw:g>
              </table:table-cell>
            </table:table-row>
            <table:table-row>
              <table:table-cell office:value-type="string">
                <text:p>voutifon68</text:p>
                <draw:g>
                  <svg:desc>le_resultat.D20:le_resultat.D20</svg:desc>
                </draw:g>
              </table:table-cell>
              <table:table-cell office:value-type="float" office:value="405">
                <text:p>405</text:p>
                <draw:g>
                  <svg:desc>le_resultat.E20:le_resultat.E20</svg:desc>
                </draw:g>
              </table:table-cell>
            </table:table-row>
            <table:table-row>
              <table:table-cell office:value-type="string">
                <text:p>regan</text:p>
                <draw:g>
                  <svg:desc>le_resultat.D21:le_resultat.D21</svg:desc>
                </draw:g>
              </table:table-cell>
              <table:table-cell office:value-type="float" office:value="401">
                <text:p>401</text:p>
                <draw:g>
                  <svg:desc>le_resultat.E21:le_resultat.E21</svg:desc>
                </draw:g>
              </table:table-cell>
            </table:table-row>
            <table:table-row>
              <table:table-cell office:value-type="string">
                <text:p>fykendu5</text:p>
                <draw:g>
                  <svg:desc>le_resultat.D22:le_resultat.D22</svg:desc>
                </draw:g>
              </table:table-cell>
              <table:table-cell office:value-type="float" office:value="397">
                <text:p>397</text:p>
                <draw:g>
                  <svg:desc>le_resultat.E22:le_resultat.E22</svg:desc>
                </draw:g>
              </table:table-cell>
            </table:table-row>
            <table:table-row>
              <table:table-cell office:value-type="string">
                <text:p>kaudon405</text:p>
                <draw:g>
                  <svg:desc>le_resultat.D23:le_resultat.D23</svg:desc>
                </draw:g>
              </table:table-cell>
              <table:table-cell office:value-type="float" office:value="397">
                <text:p>397</text:p>
                <draw:g>
                  <svg:desc>le_resultat.E23:le_resultat.E23</svg:desc>
                </draw:g>
              </table:table-cell>
            </table:table-row>
            <table:table-row>
              <table:table-cell office:value-type="string">
                <text:p>voige850</text:p>
                <draw:g>
                  <svg:desc>le_resultat.D24:le_resultat.D24</svg:desc>
                </draw:g>
              </table:table-cell>
              <table:table-cell office:value-type="float" office:value="395">
                <text:p>395</text:p>
                <draw:g>
                  <svg:desc>le_resultat.E24:le_resultat.E24</svg:desc>
                </draw:g>
              </table:table-cell>
            </table:table-row>
            <table:table-row>
              <table:table-cell office:value-type="string">
                <text:p>vonjau36</text:p>
                <draw:g>
                  <svg:desc>le_resultat.D25:le_resultat.D25</svg:desc>
                </draw:g>
              </table:table-cell>
              <table:table-cell office:value-type="float" office:value="382">
                <text:p>382</text:p>
                <draw:g>
                  <svg:desc>le_resultat.E25:le_resultat.E25</svg:desc>
                </draw:g>
              </table:table-cell>
            </table:table-row>
            <table:table-row>
              <table:table-cell office:value-type="string">
                <text:p>renge399</text:p>
                <draw:g>
                  <svg:desc>le_resultat.D26:le_resultat.D26</svg:desc>
                </draw:g>
              </table:table-cell>
              <table:table-cell office:value-type="float" office:value="370">
                <text:p>370</text:p>
                <draw:g>
                  <svg:desc>le_resultat.E26:le_resultat.E26</svg:desc>
                </draw:g>
              </table:table-cell>
            </table:table-row>
            <table:table-row>
              <table:table-cell office:value-type="string">
                <text:p>dyla</text:p>
                <draw:g>
                  <svg:desc>le_resultat.D27:le_resultat.D27</svg:desc>
                </draw:g>
              </table:table-cell>
              <table:table-cell office:value-type="float" office:value="365">
                <text:p>365</text:p>
                <draw:g>
                  <svg:desc>le_resultat.E27:le_resultat.E27</svg:desc>
                </draw:g>
              </table:table-cell>
            </table:table-row>
            <table:table-row>
              <table:table-cell office:value-type="string">
                <text:p>genrypy</text:p>
                <draw:g>
                  <svg:desc>le_resultat.D28:le_resultat.D28</svg:desc>
                </draw:g>
              </table:table-cell>
              <table:table-cell office:value-type="float" office:value="345">
                <text:p>345</text:p>
                <draw:g>
                  <svg:desc>le_resultat.E28:le_resultat.E2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